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2" style:family="table">
      <style:table-properties style:width="8.44cm" table:align="center"/>
    </style:style>
    <style:style style:name="Tabla2.A" style:family="table-column">
      <style:table-column-properties style:column-width="1.852cm"/>
    </style:style>
    <style:style style:name="Tabla2.B" style:family="table-column">
      <style:table-column-properties style:column-width="6.58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3" style:family="table">
      <style:table-properties style:width="9.79cm" table:align="center"/>
    </style:style>
    <style:style style:name="Tabla3.A" style:family="table-column">
      <style:table-column-properties style:column-width="1.958cm"/>
    </style:style>
    <style:style style:name="Tabla3.B" style:family="table-column">
      <style:table-column-properties style:column-width="7.832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5.05cm" table:align="center"/>
    </style:style>
    <style:style style:name="Tabla4.A" style:family="table-column">
      <style:table-column-properties style:column-width="1.746cm"/>
    </style:style>
    <style:style style:name="Tabla4.B" style:family="table-column">
      <style:table-column-properties style:column-width="2.381cm"/>
    </style:style>
    <style:style style:name="Tabla4.C" style:family="table-column">
      <style:table-column-properties style:column-width="1.561cm"/>
    </style:style>
    <style:style style:name="Tabla4.D" style:family="table-column">
      <style:table-column-properties style:column-width="1.718cm"/>
    </style:style>
    <style:style style:name="Tabla4.E" style:family="table-column">
      <style:table-column-properties style:column-width="1.933cm"/>
    </style:style>
    <style:style style:name="Tabla4.F" style:family="table-column">
      <style:table-column-properties style:column-width="2.355cm"/>
    </style:style>
    <style:style style:name="Tabla4.G" style:family="table-column">
      <style:table-column-properties style:column-width="3.355cm"/>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data-style-name="N41">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3.988cm" fo:margin-left="0.975cm" fo:margin-right="1.843cm" table:align="margins"/>
    </style:style>
    <style:style style:name="Tabla6.A" style:family="table-column">
      <style:table-column-properties style:column-width="1.722cm" style:rel-column-width="8069*"/>
    </style:style>
    <style:style style:name="Tabla6.B" style:family="table-column">
      <style:table-column-properties style:column-width="2.35cm" style:rel-column-width="11004*"/>
    </style:style>
    <style:style style:name="Tabla6.C" style:family="table-column">
      <style:table-column-properties style:column-width="1.54cm" style:rel-column-width="7213*"/>
    </style:style>
    <style:style style:name="Tabla6.D" style:family="table-column">
      <style:table-column-properties style:column-width="1.695cm" style:rel-column-width="7939*"/>
    </style:style>
    <style:style style:name="Tabla6.E" style:family="table-column">
      <style:table-column-properties style:column-width="1.907cm" style:rel-column-width="8933*"/>
    </style:style>
    <style:style style:name="Tabla6.F" style:family="table-column">
      <style:table-column-properties style:column-width="2.09cm" style:rel-column-width="9797*"/>
    </style:style>
    <style:style style:name="Tabla6.G" style:family="table-column">
      <style:table-column-properties style:column-width="2.685cm" style:rel-column-width="12580*"/>
    </style:style>
    <style:style style:name="Tabla6.A1" style:family="table-cell">
      <style:table-cell-properties fo:padding="0.097cm" fo:border-left="0.002cm solid #000000" fo:border-right="none" fo:border-top="0.002cm solid #000000" fo:border-bottom="0.002cm solid #000000"/>
    </style:style>
    <style:style style:name="Tabla6.G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data-style-name="N41">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1" style:family="table">
      <style:table-properties style:width="12.501cm" table:align="center"/>
    </style:style>
    <style:style style:name="Tabla1.A" style:family="table-column">
      <style:table-column-properties style:column-width="12.501cm"/>
    </style:style>
    <style:style style:name="Tabla1.A1" style:family="table-cell">
      <style:table-cell-properties fo:padding="0.097cm" fo:border="0.002cm solid #000000"/>
    </style:style>
    <style:style style:name="Tabla7" style:family="table">
      <style:table-properties style:width="12.501cm" table:align="center"/>
    </style:style>
    <style:style style:name="Tabla7.A" style:family="table-column">
      <style:table-column-properties style:column-width="12.501cm"/>
    </style:style>
    <style:style style:name="Tabla7.A1" style:family="table-cell">
      <style:table-cell-properties fo:padding="0.097cm" fo:border="0.002cm solid #000000"/>
    </style:style>
    <style:style style:name="Tabla9" style:family="table">
      <style:table-properties style:width="12.501cm" table:align="center"/>
    </style:style>
    <style:style style:name="Tabla9.A" style:family="table-column">
      <style:table-column-properties style:column-width="12.501cm"/>
    </style:style>
    <style:style style:name="Tabla9.A1" style:family="table-cell">
      <style:table-cell-properties fo:padding="0.097cm" fo:border="0.002cm solid #000000"/>
    </style:style>
    <style:style style:name="Tabla8" style:family="table">
      <style:table-properties style:width="12.501cm" table:align="center"/>
    </style:style>
    <style:style style:name="Tabla8.A" style:family="table-column">
      <style:table-column-properties style:column-width="12.501cm"/>
    </style:style>
    <style:style style:name="Tabla8.A1" style:family="table-cell">
      <style:table-cell-properties fo:padding="0.097cm" fo:border="0.002cm solid #000000"/>
    </style:style>
    <style:style style:name="P1" style:family="paragraph" style:parent-style-name="Header">
      <style:text-properties fo:font-weight="bold" style:font-weight-asian="bold" style:font-weight-complex="bold"/>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Header">
      <style:paragraph-properties fo:text-align="center" style:justify-single-word="false"/>
      <style:text-properties fo:language="es" fo:country="ES" fo:font-weight="normal" style:font-weight-asian="normal" style:font-weight-complex="normal"/>
    </style:style>
    <style:style style:name="P4"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Text_20_body">
      <style:paragraph-properties fo:margin-left="1.905cm" fo:margin-right="0cm" fo:text-indent="-0.635cm" style:auto-text-indent="false"/>
      <style:text-properties fo:language="es" fo:country="ES"/>
    </style:style>
    <style:style style:name="P6" style:family="paragraph" style:parent-style-name="Text_20_body">
      <style:paragraph-properties fo:margin-left="1.27cm" fo:margin-right="0cm" fo:text-indent="-0.635cm" style:auto-text-indent="false"/>
    </style:style>
    <style:style style:name="P7" style:family="paragraph" style:parent-style-name="Text_20_body">
      <style:paragraph-properties fo:margin-left="1.27cm" fo:margin-right="0cm" fo:text-indent="-0.635cm" style:auto-text-indent="false"/>
      <style:text-properties fo:font-variant="normal" fo:text-transform="none"/>
    </style:style>
    <style:style style:name="P8" style:family="paragraph" style:parent-style-name="Text_20_body">
      <style:paragraph-properties fo:margin-left="0.635cm" fo:margin-right="0cm" fo:text-align="center" style:justify-single-word="false" fo:text-indent="0cm" style:auto-text-indent="false"/>
      <style:text-properties fo:font-variant="normal" fo:text-transform="none" fo:language="es" fo:country="ES"/>
    </style:style>
    <style:style style:name="P9" style:family="paragraph" style:parent-style-name="Text_20_body">
      <style:paragraph-properties fo:margin-left="0.635cm" fo:margin-right="0cm" fo:text-align="center" style:justify-single-word="false" fo:text-indent="0cm" style:auto-text-indent="false"/>
      <style:text-properties fo:font-variant="normal" fo:text-transform="none" fo:language="es" fo:country="ES" fo:font-weight="bold" style:font-weight-asian="bold" style:font-weight-complex="bold"/>
    </style:style>
    <style:style style:name="P10" style:family="paragraph" style:parent-style-name="Text_20_body">
      <style:paragraph-properties fo:margin-left="1.251cm" fo:margin-right="0cm" fo:text-indent="-0.635cm" style:auto-text-indent="false"/>
      <style:text-properties fo:font-variant="normal" fo:text-transform="none"/>
    </style:style>
    <style:style style:name="P11" style:family="paragraph" style:parent-style-name="Standard">
      <style:paragraph-properties fo:margin-left="3.752cm" fo:margin-right="0cm" fo:text-indent="-0.635cm" style:auto-text-indent="false"/>
      <style:text-properties fo:font-variant="normal" fo:text-transform="none"/>
    </style:style>
    <style:style style:name="P12"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fo:font-style="italic" style:font-style-asian="italic" style:font-style-complex="italic"/>
    </style:style>
    <style:style style:name="P17" style:family="paragraph" style:parent-style-name="Table_20_Contents">
      <style:paragraph-properties fo:text-align="center" style:justify-single-word="false"/>
      <style:text-properties fo:color="#0000ff" style:text-underline-style="solid" style:text-underline-width="auto" style:text-underline-color="font-color"/>
    </style:style>
    <style:style style:name="P18" style:family="paragraph" style:parent-style-name="Standard">
      <style:paragraph-properties fo:margin-left="-0.071cm" fo:margin-right="0.009cm" fo:text-align="center" style:justify-single-word="false" fo:text-indent="0cm" style:auto-text-indent="false">
        <style:tab-stops/>
      </style:paragraph-properties>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margin-left="3.752cm" fo:margin-right="0cm" fo:text-indent="-0.635cm" style:auto-text-indent="false"/>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21" style:family="paragraph" style:parent-style-name="Text_20_body" style:list-style-name="L1">
      <style:text-properties fo:language="es" fo:country="ES"/>
    </style:style>
    <style:style style:name="P22" style:family="paragraph" style:parent-style-name="Text_20_body" style:list-style-name="L1">
      <style:text-properties fo:language="es" fo:country="ES" fo:font-style="normal" style:font-style-asian="normal" style:font-style-complex="normal"/>
    </style:style>
    <style:style style:name="P23" style:family="paragraph" style:parent-style-name="Text_20_body" style:list-style-name="L2">
      <style:text-properties fo:language="es" fo:country="ES"/>
    </style:style>
    <style:style style:name="P24" style:family="paragraph" style:parent-style-name="Text_20_body" style:list-style-name="L3">
      <style:text-properties fo:language="es" fo:country="ES"/>
    </style:style>
    <style:style style:name="P25" style:family="paragraph" style:parent-style-name="Text_20_body" style:list-style-name="L4">
      <style:text-properties fo:language="es" fo:country="ES"/>
    </style:style>
    <style:style style:name="P26" style:family="paragraph" style:parent-style-name="Text_20_body" style:list-style-name="L11">
      <style:text-properties fo:language="es" fo:country="ES"/>
    </style:style>
    <style:style style:name="P27" style:family="paragraph" style:parent-style-name="Text_20_body" style:list-style-name="L5">
      <style:text-properties fo:font-weight="normal" style:font-weight-asian="normal" style:font-weight-complex="normal"/>
    </style:style>
    <style:style style:name="P28" style:family="paragraph" style:parent-style-name="Text_20_body" style:list-style-name="L6">
      <style:paragraph-properties fo:margin-left="1.27cm" fo:margin-right="0cm" fo:text-indent="-0.635cm" style:auto-text-indent="false"/>
      <style:text-properties fo:font-variant="normal" fo:text-transform="none" fo:language="es" fo:country="ES"/>
    </style:style>
    <style:style style:name="P29" style:family="paragraph" style:parent-style-name="Text_20_body">
      <style:paragraph-properties fo:margin-left="1.27cm" fo:margin-right="0cm" fo:text-align="center" style:justify-single-word="false" fo:text-indent="-0.635cm" style:auto-text-indent="false"/>
      <style:text-properties fo:font-variant="normal" fo:text-transform="none" fo:language="es" fo:country="ES" fo:font-weight="bold" style:font-weight-asian="bold" style:font-weight-complex="bold"/>
    </style:style>
    <style:style style:name="P30" style:family="paragraph" style:parent-style-name="Text_20_body">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31" style:family="paragraph" style:parent-style-name="Text_20_body" style:list-style-name="L6">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32" style:family="paragraph" style:parent-style-name="Text_20_body">
      <style:paragraph-properties fo:margin-left="1.27cm" fo:margin-right="0cm" fo:text-indent="-0.635cm" style:auto-text-indent="false"/>
      <style:text-properties fo:font-variant="normal" fo:text-transform="none"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style:style style:name="P33" style:family="paragraph" style:parent-style-name="Text_20_body" style:list-style-name="L6">
      <style:paragraph-properties fo:margin-left="1.27cm" fo:margin-right="0cm" fo:text-indent="-0.635cm" style:auto-text-indent="false"/>
    </style:style>
    <style:style style:name="P34"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35" style:family="paragraph" style:parent-style-name="Text_20_body" style:list-style-name="L7">
      <style:paragraph-properties fo:margin-top="0.423cm" fo:margin-bottom="0.212cm"/>
      <style:text-properties style:font-name="Times New Roman" style:font-name-asian="Arial Unicode MS" style:font-name-complex="Mangal"/>
    </style:style>
    <style:style style:name="P36" style:family="paragraph" style:parent-style-name="Text_20_body" style:list-style-name="L8">
      <style:paragraph-properties fo:margin-top="0.423cm" fo:margin-bottom="0.212cm"/>
      <style:text-properties style:font-name="Times New Roman" style:font-name-asian="Arial Unicode MS" style:font-name-complex="Mangal"/>
    </style:style>
    <style:style style:name="P37" style:family="paragraph" style:parent-style-name="Text_20_body" style:list-style-name="L9">
      <style:paragraph-properties fo:margin-top="0.423cm" fo:margin-bottom="0.212cm"/>
      <style:text-properties style:font-name="Times New Roman" style:font-name-asian="Arial Unicode MS" style:font-name-complex="Mangal"/>
    </style:style>
    <style:style style:name="P38" style:family="paragraph" style:parent-style-name="Text_20_body" style:list-style-name="L10">
      <style:paragraph-properties fo:margin-top="0.423cm" fo:margin-bottom="0.212cm"/>
      <style:text-properties style:font-name="Times New Roman" style:font-name-asian="Arial Unicode MS" style:font-name-complex="Mangal"/>
    </style:style>
    <style:style style:name="P39" style:family="paragraph" style:parent-style-name="Heading_20_1">
      <style:text-properties fo:language="es" fo:country="ES" fo:font-style="italic"/>
    </style:style>
    <style:style style:name="P40" style:family="paragraph" style:parent-style-name="Heading_20_2">
      <style:text-properties fo:language="es" fo:country="ES"/>
    </style:style>
    <style:style style:name="P41" style:family="paragraph" style:parent-style-name="Heading_20_2">
      <style:paragraph-properties fo:margin-top="0.423cm" fo:margin-bottom="0.212cm" fo:keep-with-next="always"/>
      <style:text-properties style:font-name="Arial" style:font-name-asian="Arial Unicode MS" style:font-name-complex="Mangal"/>
    </style:style>
    <style:style style:name="P42"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fo:language="es" fo:country="ES"/>
    </style:style>
    <style:style style:name="T5" style:family="text">
      <style:text-properties fo:font-variant="normal" fo:text-transform="none" fo:language="es" fo:country="ES" fo:font-style="normal" style:font-style-asian="normal" style:font-style-complex="normal"/>
    </style:style>
    <style:style style:name="T6" style:family="text">
      <style:text-properties fo:font-variant="normal" fo:text-transform="none" fo:language="es" fo:country="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underline-style="none"/>
    </style:style>
    <style:style style:name="T9" style:family="text">
      <style:text-properties fo:color="#000000" style:font-name="Times New Roman" fo:font-size="12pt" fo:language="es" fo:country="ES" fo:font-style="normal" style:font-size-asian="12pt" style:font-style-asian="normal" style:font-size-complex="12pt" style:font-style-complex="normal"/>
    </style:style>
    <style:style style:name="T10"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13"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ignación semestre <text:span text:style-name="T8">reingreso</text:span></text:p>
      <text:p text:style-name="P4">Asignación - CATS</text:p>
      <text:h text:style-name="Heading_20_1" text:outline-level="1"><draw:line text:anchor-type="paragraph" draw:z-index="0" draw:style-name="gr1" draw:text-style-name="P42" svg:x1="0.035cm" svg:y1="0.065cm" svg:x2="17.004cm" svg:y2="0.065cm"><text:p/></draw:line>CARACTERISTICAS</text:h>
      <text:list xml:id="list34160176" text:style-name="L1">
        <text:list-item>
          <text:p text:style-name="P21">Proceso mediante el cual el estudiante inscrito en el año actual, se asigna cursos de semestre de su respectiva carrera.</text:p>
        </text:list-item>
        <text:list-item>
          <text:p text:style-name="P22">Se validan las restricciones dadas por Control académico de la Escuela de Trabajo Social para realizar la asignación.</text:p>
        </text:list-item>
      </text:list>
      <text:h text:style-name="Heading_20_1" text:outline-level="1">ESPECIFICACIONES DEL CASO DE USO</text:h>
      <text:h text:style-name="Heading_20_2" text:outline-level="2">DESCRIPCION GENERAL</text:h>
      <text:p text:style-name="Standard"><text:tab/>Proceso por medio del cual un estudiante de reingreso inscrito en el año en curso, con <text:tab/>usuario dentro el sistema, puede asignarse cursos de semestre, validando que cumpla con <text:tab/>todos los requisitos para dicha asignación</text:p>
      <text:h text:style-name="Heading_20_2" text:outline-level="2">ACTOR PRIMARIO</text:h>
      <text:list xml:id="list34149300" text:style-name="L2">
        <text:list-item>
          <text:p text:style-name="P23">Usuario autenticado en el sistema</text:p>
        </text:list-item>
      </text:list>
      <text:h text:style-name="Heading_20_2" text:outline-level="2">PRE-CONDICIONES</text:h>
      <text:list xml:id="list34145060" text:style-name="L3">
        <text:list-item>
          <text:p text:style-name="P24">Que el actor tenga acceso al sistema</text:p>
        </text:list-item>
        <text:list-item>
          <text:p text:style-name="P24">Que el actor este registrado en el sistema</text:p>
        </text:list-item>
        <text:list-item>
          <text:p text:style-name="P24">Que el actor tenga el perfil con el rol para la asignación de cursos de semestre.</text:p>
        </text:list-item>
      </text:list>
      <text:h text:style-name="Heading_20_2" text:outline-level="2">POST-CONDICIONES</text:h>
      <text:list xml:id="list34174028" text:style-name="L4">
        <text:list-item>
          <text:p text:style-name="P25">En caso de éxito o error</text:p>
        </text:list-item>
      </text:list>
      <text:p text:style-name="P5">1.<text:tab/>Se le notificará al usuario por medio de un correo electrónico el resultado del proceso de asignación con el detalle del <text:span text:style-name="T8">mismo.</text:span></text:p>
      <text:h text:style-name="Heading_20_2" text:outline-level="2">FLUJO PRINCIPAL </text:h>
      <text:list xml:id="list34173979" text:style-name="L5">
        <text:list-item>
          <text:p text:style-name="P27"><text:span text:style-name="T1">El actor selecciona del menú principal Mis cursos → </text:span><text:span text:style-name="T2">Asignación de cursos.</text:span></text:p>
        </text:list-item>
      </text:list>
      <text:list xml:id="list34145741" text:style-name="L6">
        <text:list-item>
          <text:p text:style-name="P28">El sistema verifica que el periodo de asignación en el calendario de actividades este vigente.</text:p>
        </text:list-item>
        <text:list-item>
          <text:p text:style-name="P28">El sistema valida que el estudiante se encuentre inscrito por medio del atributo inscrito.</text:p>
        </text:list-item>
        <text:list-item>
          <text:p text:style-name="P28">Si el estudiante se encuentra inscrito en más de una carrera, se le solicita que seleccione la carrera en la que se asignará cursos, de lo contrario se tomará la única carrera en la que está inscrito para realizar la asignación:</text:p>
        </text:list-item>
      </text:list>
      <table:table table:name="Tabla2" table:style-name="Tabla2">
        <table:table-column table:style-name="Tabla2.A"/>
        <table:table-column table:style-name="Tabla2.B"/>
        <table:table-row>
          <table:table-cell table:style-name="Tabla2.A1" office:value-type="string">
            <text:p text:style-name="P14">Carrera:</text:p>
          </table:table-cell>
          <table:table-cell table:style-name="Tabla2.B1" office:value-type="string">
            <text:p text:style-name="P16">comboAsignacionEstudianteCarrera</text:p>
          </table:table-cell>
        </table:table-row>
      </table:table>
      <text:list xml:id="list34169151" text:continue-numbering="true" text:style-name="L6">
        <text:list-header>
          <text:p text:style-name="P28"/>
        </text:list-header>
        <text:list-item>
          <text:p text:style-name="P28"><text:soft-page-break/>Se despliega la siguiente pantalla donde el actor agrega uno a uno los cursos que desea asignarse:</text:p>
        </text:list-item>
      </text:list>
      <table:table table:name="Tabla3" table:style-name="Tabla3">
        <table:table-column table:style-name="Tabla3.A"/>
        <table:table-column table:style-name="Tabla3.B"/>
        <table:table-row>
          <table:table-cell table:style-name="Tabla3.A1" office:value-type="string">
            <text:p text:style-name="P14">Curso</text:p>
          </table:table-cell>
          <table:table-cell table:style-name="Tabla3.B1" office:value-type="string">
            <text:p text:style-name="P16">comboCursosNoAsignadosPresenteSemestre</text:p>
          </table:table-cell>
        </table:table-row>
        <table:table-row>
          <table:table-cell table:style-name="Tabla3.A2" office:value-type="string">
            <text:p text:style-name="P14">Sección:</text:p>
          </table:table-cell>
          <table:table-cell table:style-name="Tabla3.B2" office:value-type="string">
            <text:p text:style-name="P16">comboSeccionesCursoSeleccionado</text:p>
          </table:table-cell>
        </table:table-row>
      </table:table>
      <text:p text:style-name="P8"/>
      <text:p text:style-name="P9">Seleccionar curso</text:p>
      <text:list xml:id="list34164974" text:continue-numbering="true" text:style-name="L6">
        <text:list-item>
          <text:p text:style-name="P28">Cada vez que el actor da clic en <text:span text:style-name="T7">Seleccionar curso</text:span>, la sección seleccionada se agrega al listado de cursos a asignar con el horario asociado al mismo:</text:p>
          <text:p text:style-name="P28"/>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15">Código</text:p>
          </table:table-cell>
          <table:table-cell table:style-name="Tabla4.A1" office:value-type="string">
            <text:p text:style-name="P15">Curso</text:p>
          </table:table-cell>
          <table:table-cell table:style-name="Tabla4.A1" office:value-type="string">
            <text:p text:style-name="P15">Sección</text:p>
          </table:table-cell>
          <table:table-cell table:style-name="Tabla4.A1" office:value-type="string">
            <text:p text:style-name="P15"><text:s/>Inicio</text:p>
          </table:table-cell>
          <table:table-cell table:style-name="Tabla4.A1" office:value-type="string">
            <text:p text:style-name="P15">Hora</text:p>
          </table:table-cell>
          <table:table-cell table:style-name="Tabla4.A1" office:value-type="string">
            <text:p text:style-name="P15">Salón</text:p>
          </table:table-cell>
          <table:table-cell table:style-name="Tabla4.G1" office:value-type="string">
            <text:p text:style-name="P15"/>
          </table:table-cell>
        </table:table-row>
        <table:table-row>
          <table:table-cell table:style-name="Tabla4.A2" office:value-type="string">
            <text:p text:style-name="P13">00-001</text:p>
          </table:table-cell>
          <table:table-cell table:style-name="Tabla4.A2" office:value-type="string">
            <text:p text:style-name="P13">Trabajo 1</text:p>
          </table:table-cell>
          <table:table-cell table:style-name="Tabla4.A2" office:value-type="string">
            <text:p text:style-name="P13">A</text:p>
          </table:table-cell>
          <table:table-cell table:style-name="Tabla4.D2" office:value-type="time" office:time-value="PT10H00M00S">
            <text:p text:style-name="P13">10:00:00</text:p>
          </table:table-cell>
          <table:table-cell table:style-name="Tabla4.D2" office:value-type="time" office:time-value="PT10H50M00S">
            <text:p text:style-name="P13">10:50:00</text:p>
          </table:table-cell>
          <table:table-cell table:style-name="Tabla4.A2" office:value-type="string">
            <text:p text:style-name="P13">S-10 105</text:p>
          </table:table-cell>
          <table:table-cell table:style-name="Tabla4.G2" office:value-type="string">
            <text:p text:style-name="P17">Quitar</text:p>
          </table:table-cell>
        </table:table-row>
        <table:table-row>
          <table:table-cell table:style-name="Tabla4.A2" office:value-type="string">
            <text:p text:style-name="P13">00-002</text:p>
          </table:table-cell>
          <table:table-cell table:style-name="Tabla4.A2" office:value-type="string">
            <text:p text:style-name="P13">Psicología 1</text:p>
          </table:table-cell>
          <table:table-cell table:style-name="Tabla4.A2" office:value-type="string">
            <text:p text:style-name="P13">B</text:p>
          </table:table-cell>
          <table:table-cell table:style-name="Tabla4.D2" office:value-type="time" office:time-value="PT11H00M00S">
            <text:p text:style-name="P13">11:00:00</text:p>
          </table:table-cell>
          <table:table-cell table:style-name="Tabla4.D2" office:value-type="time" office:time-value="PT12H00M00S">
            <text:p text:style-name="P13">12:00:00</text:p>
          </table:table-cell>
          <table:table-cell table:style-name="Tabla4.A2" office:value-type="string">
            <text:p text:style-name="P13">S-10 304</text:p>
          </table:table-cell>
          <table:table-cell table:style-name="Tabla4.G2" office:value-type="string">
            <text:p text:style-name="P17">Quitar</text:p>
          </table:table-cell>
        </table:table-row>
        <table:table-row>
          <table:table-cell table:style-name="Tabla4.A2" office:value-type="string">
            <text:p text:style-name="P13">00-003</text:p>
          </table:table-cell>
          <table:table-cell table:style-name="Tabla4.A2" office:value-type="string">
            <text:p text:style-name="P13">Pedagogía 1</text:p>
          </table:table-cell>
          <table:table-cell table:style-name="Tabla4.A2" office:value-type="string">
            <text:p text:style-name="P13">O</text:p>
          </table:table-cell>
          <table:table-cell table:style-name="Tabla4.D2" office:value-type="time" office:time-value="PT19H00M00S">
            <text:p text:style-name="P13">19:00:00</text:p>
          </table:table-cell>
          <table:table-cell table:style-name="Tabla4.D2" office:value-type="time" office:time-value="PT20H30M00S">
            <text:p text:style-name="P13">20:30:00</text:p>
          </table:table-cell>
          <table:table-cell table:style-name="Tabla4.A2" office:value-type="string">
            <text:p text:style-name="P13">S-3 111</text:p>
          </table:table-cell>
          <table:table-cell table:style-name="Tabla4.G2" office:value-type="string">
            <text:p text:style-name="P17">Quitar</text:p>
          </table:table-cell>
        </table:table-row>
      </table:table>
      <text:p text:style-name="P29"/>
      <text:p text:style-name="P29">Asignar</text:p>
      <text:list xml:id="list34179853" text:continue-numbering="true" text:style-name="L6">
        <text:list-item>
          <text:p text:style-name="P33"><text:span text:style-name="T4">Al dar clic en </text:span><text:span text:style-name="T6">Asignar, </text:span><text:span text:style-name="T5">el sistema realiza las validaciones definidas en las reglas del negocio. Si existe alguna condición que no se cumpla para realizar la asignación, se le indica al usuario que debe de quitar uno de los cursos de la lista de asignaciones debido a que existe un requisito que no se cumple. Dicho mensaje esta relacionado al origen del problema:</text:span></text:p>
        </text:list-item>
        <text:list-item>
          <text:p text:style-name="P31">Si las validaciones de las reglas del negocio son positivas, se realiza la asignación de los cursos seleccionados por el actor, generándose el código de transacción por medio de UUID.</text:p>
        </text:list-item>
        <text:list-item>
          <text:p text:style-name="P31">Se despliega al actor los cursos asignados, así como los atributos propios de la asignación:</text:p>
        </text:list-item>
      </text:list>
      <text:p text:style-name="P30"><text:tab/><text:tab/><text:tab/></text:p>
      <table:table table:name="Tabla5" table:style-name="Tabla5">
        <table:table-column table:style-name="Tabla5.A"/>
        <table:table-row>
          <table:table-cell table:style-name="Tabla5.A1" office:value-type="string">
            <text:p text:style-name="P18">Asignación de cursos</text:p>
            <text:p text:style-name="P18">Primer Semestre 2011</text:p>
            <text:p text:style-name="P19"/>
            <text:p text:style-name="P11"><text:span text:style-name="T10">Transacción</text:span><text:span text:style-name="T9">: </text:span><text:span text:style-name="T11">0000abc1-1234-002a-1234-b45ce6a542a</text:span></text:p>
            <text:p text:style-name="P10"><text:span text:style-name="T11"><text:tab/><text:tab/> <text:s text:c="5"/></text:span><text:span text:style-name="T13">Estudiante</text:span><text:span text:style-name="T11">: Axel Ruíz</text:span></text:p>
            <text:p text:style-name="P10"><text:span text:style-name="T12"><text:s text:c="24"/></text:span><text:span text:style-name="T13">Carné</text:span><text:span text:style-name="T11">: 201112134</text:span></text:p>
            <text:p text:style-name="P7"><text:span text:style-name="T11"><text:tab/><text:tab/> <text:s text:c="5"/></text:span><text:span text:style-name="T13">Fecha</text:span><text:span text:style-name="T11">: 07/02/2011 14:03:05</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15">Código</text:p>
                </table:table-cell>
                <table:table-cell table:style-name="Tabla6.A1" office:value-type="string">
                  <text:p text:style-name="P15">Curso</text:p>
                </table:table-cell>
                <table:table-cell table:style-name="Tabla6.A1" office:value-type="string">
                  <text:p text:style-name="P15">Sección</text:p>
                </table:table-cell>
                <table:table-cell table:style-name="Tabla6.A1" office:value-type="string">
                  <text:p text:style-name="P15"><text:s/>Inicio</text:p>
                </table:table-cell>
                <table:table-cell table:style-name="Tabla6.A1" office:value-type="string">
                  <text:p text:style-name="P15">Hora</text:p>
                </table:table-cell>
                <table:table-cell table:style-name="Tabla6.A1" office:value-type="string">
                  <text:p text:style-name="P15">Salón</text:p>
                </table:table-cell>
                <table:table-cell table:style-name="Tabla6.G1" office:value-type="string">
                  <text:p text:style-name="P15">Días</text:p>
                </table:table-cell>
              </table:table-row>
              <table:table-row>
                <table:table-cell table:style-name="Tabla6.A2" office:value-type="string">
                  <text:p text:style-name="P13">00-001</text:p>
                </table:table-cell>
                <table:table-cell table:style-name="Tabla6.A2" office:value-type="string">
                  <text:p text:style-name="P13">Trabajo 1</text:p>
                </table:table-cell>
                <table:table-cell table:style-name="Tabla6.A2" office:value-type="string">
                  <text:p text:style-name="P13">A</text:p>
                </table:table-cell>
                <table:table-cell table:style-name="Tabla6.D2" office:value-type="time" office:time-value="PT10H00M00S">
                  <text:p text:style-name="P13">10:00:00</text:p>
                </table:table-cell>
                <table:table-cell table:style-name="Tabla6.D2" office:value-type="time" office:time-value="PT10H50M00S">
                  <text:p text:style-name="P13">10:50:00</text:p>
                </table:table-cell>
                <table:table-cell table:style-name="Tabla6.A2" office:value-type="string">
                  <text:p text:style-name="P13">S-10 105</text:p>
                </table:table-cell>
                <table:table-cell table:style-name="Tabla6.G2" office:value-type="string">
                  <text:p text:style-name="P13">L M M</text:p>
                </table:table-cell>
              </table:table-row>
              <table:table-row>
                <table:table-cell table:style-name="Tabla6.A2" office:value-type="string">
                  <text:p text:style-name="P13">00-002</text:p>
                </table:table-cell>
                <table:table-cell table:style-name="Tabla6.A2" office:value-type="string">
                  <text:p text:style-name="P13">Psicología 1</text:p>
                </table:table-cell>
                <table:table-cell table:style-name="Tabla6.A2" office:value-type="string">
                  <text:p text:style-name="P13">B</text:p>
                </table:table-cell>
                <table:table-cell table:style-name="Tabla6.D2" office:value-type="time" office:time-value="PT11H00M00S">
                  <text:p text:style-name="P13">11:00:00</text:p>
                </table:table-cell>
                <table:table-cell table:style-name="Tabla6.D2" office:value-type="time" office:time-value="PT12H00M00S">
                  <text:p text:style-name="P13">12:00:00</text:p>
                </table:table-cell>
                <table:table-cell table:style-name="Tabla6.A2" office:value-type="string">
                  <text:p text:style-name="P13">S-10 304</text:p>
                </table:table-cell>
                <table:table-cell table:style-name="Tabla6.G2" office:value-type="string">
                  <text:p text:style-name="P13">J V</text:p>
                </table:table-cell>
              </table:table-row>
              <table:table-row>
                <table:table-cell table:style-name="Tabla6.A2" office:value-type="string">
                  <text:p text:style-name="P13">00-003</text:p>
                </table:table-cell>
                <table:table-cell table:style-name="Tabla6.A2" office:value-type="string">
                  <text:p text:style-name="P13">Pedagogía 1</text:p>
                </table:table-cell>
                <table:table-cell table:style-name="Tabla6.A2" office:value-type="string">
                  <text:p text:style-name="P13">O</text:p>
                </table:table-cell>
                <table:table-cell table:style-name="Tabla6.D2" office:value-type="time" office:time-value="PT19H00M00S">
                  <text:p text:style-name="P13">19:00:00</text:p>
                </table:table-cell>
                <table:table-cell table:style-name="Tabla6.D2" office:value-type="time" office:time-value="PT20H30M00S">
                  <text:p text:style-name="P13">20:30:00</text:p>
                </table:table-cell>
                <table:table-cell table:style-name="Tabla6.A2" office:value-type="string">
                  <text:p text:style-name="P13">S-3 111</text:p>
                </table:table-cell>
                <table:table-cell table:style-name="Tabla6.G2" office:value-type="string">
                  <text:p text:style-name="P13">L V</text:p>
                </table:table-cell>
              </table:table-row>
            </table:table>
            <text:p text:style-name="P20"/>
          </table:table-cell>
        </table:table-row>
      </table:table>
      <text:p text:style-name="P32"><text:soft-page-break/></text:p>
      <text:list xml:id="list34173809" text:continue-numbering="true" text:style-name="L6">
        <text:list-item>
          <text:p text:style-name="P31">Se envía un mensaje al correo electrónico del estudiante con la información mostrada en el inciso 9.</text:p>
        </text:list-item>
      </text:list>
      <text:h text:style-name="P41" text:outline-level="2">FLUJO SECUNDARIO</text:h>
      <text:p text:style-name="P34">Estudiante no inscrito:</text:p>
      <text:list xml:id="list34159765" text:style-name="L7">
        <text:list-item>
          <text:p text:style-name="P35">Si el estudiante no esta incrito se le muestra el mensaje:</text:p>
        </text:list-item>
      </text:list>
      <table:table table:name="Tabla1" table:style-name="Tabla1">
        <table:table-column table:style-name="Tabla1.A"/>
        <table:table-row>
          <table:table-cell table:style-name="Tabla1.A1" office:value-type="string">
            <text:p text:style-name="P12">Lo sentimos, usted no se encuentra inscrito en el ciclo actual.</text:p>
            <text:p text:style-name="P12">Si usted realizó su inscripción, favor de verificar su situación en las oficinas de control académico.</text:p>
            <text:p text:style-name="P12"/>
            <text:p text:style-name="P12">La asignación no se puede realizar.</text:p>
          </table:table-cell>
        </table:table-row>
      </table:table>
      <text:p text:style-name="P34">Estudiante sin prerrequisito de curso de computación:</text:p>
      <text:list xml:id="list34158403" text:style-name="L8">
        <text:list-item>
          <text:p text:style-name="P36">Si el estudiante no esta tiene aprobado el curso de computación, se despliega el siguiente mensaje:</text:p>
        </text:list-item>
      </text:list>
      <table:table table:name="Tabla7" table:style-name="Tabla7">
        <table:table-column table:style-name="Tabla7.A"/>
        <table:table-row>
          <table:table-cell table:style-name="Tabla7.A1" office:value-type="string">
            <text:p text:style-name="P12">Lo sentimos, usted no ha aprobado el curso de computación.</text:p>
            <text:p text:style-name="P12">Si usted ya ganó el curso, favor de verificar su situación en las oficinas de control académico.</text:p>
            <text:p text:style-name="P12"/>
            <text:p text:style-name="P12">La asignación no se puede realizar.</text:p>
          </table:table-cell>
        </table:table-row>
      </table:table>
      <text:p text:style-name="P34">Falta prerrequisito:</text:p>
      <text:list xml:id="list34145054" text:style-name="L9">
        <text:list-item>
          <text:p text:style-name="P37">Si el estudiante desea asignarse un curso pero no ha aprobado el curso prerequisito, se despliega el siguiente mensaje:</text:p>
        </text:list-item>
      </text:list>
      <table:table table:name="Tabla9" table:style-name="Tabla9">
        <table:table-column table:style-name="Tabla9.A"/>
        <table:table-row>
          <table:table-cell table:style-name="Tabla9.A1" office:value-type="string">
            <text:p text:style-name="P12">No se puede asignar el curso XXXXX, no ha aprobado el requisito, por favor eliminelo de la lista de cursos.</text:p>
          </table:table-cell>
        </table:table-row>
      </table:table>
      <text:p text:style-name="P34">Cursos traslapados:</text:p>
      <text:list xml:id="list34169296" text:style-name="L10">
        <text:list-item>
          <text:p text:style-name="P38">Si el estudiante desea asignarse dos cursos en un mismo horario, se despliega el siguiente mensaje:</text:p>
        </text:list-item>
      </text:list>
      <table:table table:name="Tabla8" table:style-name="Tabla8">
        <table:table-column table:style-name="Tabla8.A"/>
        <table:table-row>
          <table:table-cell table:style-name="Tabla8.A1" office:value-type="string">
            <text:p text:style-name="P12">No se puede asignar dos cursos en un mismo horario, por favor quite uno de la selección de cursos.</text:p>
          </table:table-cell>
        </table:table-row>
      </table:table>
      <text:h text:style-name="P40" text:outline-level="2">REFERENCIAS</text:h>
      <text:p text:style-name="P6">●<text:span text:style-name="T3"> <text:tab/></text:span><text:span text:style-name="T1">Sin referencias</text:span></text:p>
      <text:h text:style-name="P40" text:outline-level="2"><text:soft-page-break/>REGLAS DEL NEGOCIO</text:h>
      <text:list xml:id="list34168106" text:style-name="L11">
        <text:list-item>
          <text:p text:style-name="P26">Validar inscripción</text:p>
        </text:list-item>
        <text:list-item>
          <text:p text:style-name="P26">Validación traslape de horario de curso </text:p>
        </text:list-item>
        <text:list-item>
          <text:p text:style-name="P26">Validar prerequisito de curso</text:p>
        </text:list-item>
        <text:list-item>
          <text:p text:style-name="P26">Validar prerequisito de curso de computación</text:p>
        </text:list-item>
      </text:list>
      <text:h text:style-name="P40" text:outline-level="2">COMENTARIOS ADICIONALES</text:h>
      <text:p text:style-name="P6">●<text:span text:style-name="T3"><text:tab/></text:span><text:span text:style-name="T1">Este caso de uso no tiene comentarios adicionales.</text:span></text:p>
      <text:h text:style-name="P39" text:outline-level="1">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TS</text:p>
        <text:p text:style-name="MP1">Asignación: Asignación semestre reingreso <text:tab/><text:tab/>CU-CATS001</text:p>
        <text:p text:style-name="MP2">10/01/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2-08T14:04:24.53</dc:date>
    <dc:creator>Carlos Alejandro Solórzano Roldán</dc:creator>
    <meta:editing-duration>PT21H10M35S</meta:editing-duration>
    <meta:editing-cycles>40</meta:editing-cycles>
    <meta:generator>OpenOffice.org/3.3$Win32 OpenOffice.org_project/330m20$Build-9567</meta:generator>
    <meta:document-statistic meta:table-count="9" meta:image-count="0" meta:object-count="0" meta:page-count="4" meta:paragraph-count="128" meta:word-count="761" meta:character-count="4635"/>
  </office:meta>
</office:document-meta>
</file>